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fo:margin-left="0cm" table:align="left" style:may-break-between-rows="true" style:writing-mode="lr-tb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background-color="#ffffff" fo:padding-left="0.097cm" fo:padding-right="0.097cm" fo:padding-top="0cm" fo:padding-bottom="0cm" fo:border="2.5pt solid #000000" fo:vertical-align="top">
        <style:background-image/>
      </style:table-cell-properties>
    </style:style>
    <style:style style:name="Tabla2" style:family="table">
      <style:table-properties style:width="11.74cm" fo:margin-left="2.54cm" table:align="left" style:may-break-between-rows="true" style:writing-mode="lr-tb"/>
    </style:style>
    <style:style style:name="Tabla2.A" style:family="table-column">
      <style:table-column-properties style:column-width="11.74cm"/>
    </style:style>
    <style:style style:name="Tabla2.A1" style:family="table-cell">
      <style:table-cell-properties fo:background-color="#dddddd" fo:padding-left="0.097cm" fo:padding-right="0.097cm" fo:padding-top="0cm" fo:padding-bottom="0cm" fo:border="2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00%" fo:text-align="justify" style:justify-single-word="false"/>
      <style:text-properties fo:language="es" fo:country="ES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officeooo:rsid="0013cf6a" officeooo:paragraph-rsid="0013cf6a" fo:background-color="#ffff00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officeooo:paragraph-rsid="0014f06b" fo:background-color="#ffff00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Liberation Serif" fo:font-size="12pt" fo:language="es" fo:country="ES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0fad35" officeooo:paragraph-rsid="000fad35" fo:background-color="#ffff00" style:font-name-asian="Times New Roman" style:font-name-complex="Times New Roman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fo:background-color="#ffff00" style:font-name-asian="Times New Roman" style:font-name-complex="Times New Roman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paragraph-rsid="0014f06b" fo:background-color="#ffff00" style:font-name-asian="Times New Roman" style:font-name-complex="Times New Roman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6ae87" officeooo:paragraph-rsid="0016ae87" fo:background-color="#ffff00" style:font-name-asian="Times New Roman" style:font-name-complex="Times New Roman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8a096" officeooo:paragraph-rsid="0018a096" fo:background-color="#ffff00" style:font-name-asian="Times New Roman" style:font-name-complex="Times New Roman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9648d" officeooo:paragraph-rsid="0019648d" fo:background-color="#ffff00" style:font-name-asian="Times New Roman" style:font-name-complex="Times New Roman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a828e" officeooo:paragraph-rsid="001a828e" fo:background-color="#ffff00" style:font-name-asian="Times New Roman" style:font-name-complex="Times New Roman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bold" fo:background-color="transparent" style:font-name-asian="Times New Roman" style:font-name-complex="Times New Roman"/>
    </style:style>
    <style:style style:name="P17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style:font-name="Liberation Serif" fo:font-size="12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1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use-window-font-color="true" style:font-name="Liberation Serif" fo:font-size="12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0" style:family="paragraph" style:parent-style-name="Standard">
      <style:paragraph-properties fo:margin-top="0.635cm" fo:margin-bottom="0.423cm" loext:contextual-spacing="false" fo:line-height="100%" fo:text-align="start" style:justify-single-word="false"/>
      <style:text-properties style:use-window-font-color="true" style:font-name="Times New Roman" fo:font-size="20pt" fo:language="es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21" style:family="paragraph" style:parent-style-name="Standard">
      <style:paragraph-properties fo:margin-top="0.176cm" fo:margin-bottom="0.176cm" loext:contextual-spacing="false" fo:line-height="100%" fo:text-align="justify" style:justify-single-word="false"/>
      <style:text-properties style:use-window-font-color="true" style:font-name="Times New Roman" fo:font-size="14pt" fo:language="es" fo:country="ES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fo:background-color="transparent" style:font-name-asian="Times New Roman" style:font-name-complex="Times New Roman"/>
    </style:style>
    <style:style style:name="P23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paragraph-rsid="0020c948" fo:background-color="transparent" style:font-name-asian="Times New Roman" style:font-name-complex="Times New Roman"/>
    </style:style>
    <style:style style:name="P24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fcdd7" officeooo:paragraph-rsid="001fcdd7" fo:background-color="#ffff00" style:font-name-asian="Times New Roman" style:font-name-complex="Times New Roman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20c948" officeooo:paragraph-rsid="0020c948" fo:background-color="#ffff00" style:font-name-asian="Times New Roman" style:font-name-complex="Times New Roman"/>
    </style:style>
    <style:style style:name="P26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Liberation Serif" fo:font-size="12pt" fo:language="es" fo:country="ES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Times New Roman" fo:font-size="30pt" fo:font-style="italic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30pt" fo:font-style="italic" fo:font-weight="bold" officeooo:rsid="000eab82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normal" fo:background-color="transparent" loext:char-shading-value="0" style:font-name-asian="Times New Roman" style:font-name-complex="Times New Roman"/>
    </style:style>
    <style:style style:name="T4" style:family="text">
      <style:text-properties fo:color="#000000" style:font-name="Times New Roman" fo:font-size="14pt" fo:font-weight="normal" fo:background-color="transparent" loext:char-shading-value="0" style:font-name-asian="Times New Roman" style:font-name-complex="Times New Roman"/>
    </style:style>
    <style:style style:name="T5" style:family="text">
      <style:text-properties officeooo:rsid="000a2af0"/>
    </style:style>
    <style:style style:name="T6" style:family="text">
      <style:text-properties officeooo:rsid="000e19c3"/>
    </style:style>
    <style:style style:name="T7" style:family="text">
      <style:text-properties officeooo:rsid="0010f9b4"/>
    </style:style>
    <style:style style:name="T8" style:family="text">
      <style:text-properties officeooo:rsid="0014f06b"/>
    </style:style>
    <style:style style:name="T9" style:family="text">
      <style:text-properties officeooo:rsid="001fcdd7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fcdd7" fo:background-color="#ffff00" loext:char-shading-value="0"/>
    </style:style>
    <style:style style:name="T12" style:family="text">
      <style:text-properties officeooo:rsid="001fcdd7" fo:background-color="#ffff00" loext:char-shading-value="0"/>
    </style:style>
    <style:style style:name="T13" style:family="text">
      <style:text-properties fo:background-color="#ffff00" loext:char-shading-value="0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1">Técnicas de Inteligencia Artificial – Laboratorio </text:span><text:span text:style-name="T2">6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17"/>
            <text:p text:style-name="P18">Requisitos previos:</text:p>
            <text:p text:style-name="P17"/>
            <text:p text:style-name="P7">El alumno ha de saber manejar CLIPS y crear funciones simples.</text:p>
            <text:p text:style-name="P4"/>
            <text:p text:style-name="P19">Objetivos:</text:p>
            <text:p text:style-name="P7">Este laboratorio se centrará en seguir adquiriendo conocimientos sobre CLIPS. En este caso, en vez de utilizar la programación funcional, se introducirá la programación heurística.</text:p>
            <text:p text:style-name="P4"/>
            <text:p text:style-name="P7">Al finalizar este laboratorio, el alumno deberá ser capaz de:</text:p>
            <text:list xml:id="list1942613130166152380" text:style-name="L1">
              <text:list-item>
                <text:p text:style-name="P26">Desarrollar programas utilizando reglas en CLIPS.</text:p>
              </text:list-item>
            </text:list>
            <text:p text:style-name="P4"/>
            <text:p text:style-name="P19">Motivación:</text:p>
            <text:p text:style-name="P7">A lo largo del curso se utilizará CLIPS para ir desarrollando sistemas expertos, por lo que es imprescindible adquirir el conocimiento del uso de CLIPS y todas las herramientas que proporciona.</text:p>
            <text:p text:style-name="P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oft-page-break/>Tarea 1: <text:s/><text:span text:style-name="T6">Hechos y Reglas</text:span></text:p>
      <text:p text:style-name="P8">En esta primera y única tarea deberéis realizar los siguientes puntos y responder a las preguntas. Una vez realizada la tarea, es imprescindible entregar el laboratorio. Para ello, copiar todos los ficheros <text:span text:style-name="T5">CLP </text:span>dentro de una carpeta, comprimirlo y subirlo a egela.</text:p>
      <text:p text:style-name="P4"/>
      <text:p text:style-name="P16">1. Dado el siguiente programa en CLIPS: </text:p>
      <text:p text:style-name="P4"/>
      <text:p text:style-name="P8">(defrule regla-sumar1 </text:p>
      <text:p text:style-name="P8"><text:tab/>(declare (salience 10)) </text:p>
      <text:p text:style-name="P8"><text:tab/>?a &lt;- (elemento ?x) </text:p>
      <text:p text:style-name="P8">=&gt; </text:p>
      <text:p text:style-name="P8"><text:tab/>(assert (elemento (+ 1 ?x)))) </text:p>
      <text:p text:style-name="P4"/>
      <text:p text:style-name="P8">(defrule regla-parar </text:p>
      <text:p text:style-name="P8"><text:tab/>(declare (salience 20)) </text:p>
      <text:p text:style-name="P8"><text:tab/>(elemento ?x) </text:p>
      <text:p text:style-name="P8"><text:tab/>(test (&gt; ?x 9)) </text:p>
      <text:p text:style-name="P8">=&gt; </text:p>
      <text:p text:style-name="P8"><text:tab/>(halt)) </text:p>
      <text:p text:style-name="P4"/>
      <text:p text:style-name="P8">(deffacts hechos-iniciales </text:p>
      <text:p text:style-name="P8"><text:tab/>(elemento 1)) </text:p>
      <text:p text:style-name="P4"/>
      <text:p text:style-name="P4"/>
      <text:p text:style-name="P8">Cuestiones: </text:p>
      <text:p text:style-name="P8">1. Sin ejecutar el programa en CLIPS, describe en papel qué hace este programa.</text:p>
      <text:p text:style-name="P9"><text:span text:style-name="T7">Primero se definen los facts. Luego</text:span> se ejecutara la rela regla-parar ya que es la que mayor prioridad tiene. Esta regla se aplica a todos los elementos de tipo elemento cuyo valor sea mayor que 9 y se llama a la funcion halt <text:span text:style-name="T7">que para la ejecucion (pero esta funcion no se ejecuta asta la novena iteración de la siguiente regla). Si no tiene ningun elemento mayor que 9 se ejecuta la regla regla-sumar1 que suma elementos por cada iteracion con valor 1 mas alto.</text:span></text:p>
      <text:p text:style-name="P4"/>
      <text:p text:style-name="P8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/>
      <text:p text:style-name="P8">3. ¿Cuántas veces se activa la regla regla-sumar1 con el mismo elemento?. ¿Por qué?</text:p>
      <text:p text:style-name="P5">1, porque por cada elemento solo se aplica una regla 1 vez a menos que se edite ese elemento.</text:p>
      <text:p text:style-name="P4"/>
      <text:p text:style-name="P4"/>
      <text:p text:style-name="P4"/>
      <text:p text:style-name="P16"><text:soft-page-break/>2. Dado el siguiente programa en CLIPS: </text:p>
      <text:p text:style-name="P4"/>
      <text:p text:style-name="P8">(defrule regla-sumar-elementos </text:p>
      <text:p text:style-name="P8"><text:tab/>(declare (salience 10)) </text:p>
      <text:p text:style-name="P8"><text:tab/>(elemento ?x) </text:p>
      <text:p text:style-name="P8"><text:tab/>(elemento ?y) </text:p>
      <text:p text:style-name="P8">=&gt; </text:p>
      <text:p text:style-name="P8"><text:tab/>(assert (elemento (+ ?x ?y))) </text:p>
      <text:p text:style-name="P8"><text:tab/>(printout t (+ ?x ?y) crlf)) </text:p>
      <text:p text:style-name="P8"><text:tab/></text:p>
      <text:p text:style-name="P8">(defrule regla-parar </text:p>
      <text:p text:style-name="P8"><text:tab/>(declare (salience 20)) </text:p>
      <text:p text:style-name="P8"><text:tab/>(elemento ?x) </text:p>
      <text:p text:style-name="P8"><text:tab/>(test (&gt; ?x 9)) </text:p>
      <text:p text:style-name="P8">=&gt; </text:p>
      <text:p text:style-name="P8"><text:tab/>(halt)) </text:p>
      <text:p text:style-name="P4"/>
      <text:p text:style-name="P8">(deffacts hechos-iniciales </text:p>
      <text:p text:style-name="P8"><text:tab/>(elemento 1)) </text:p>
      <text:p text:style-name="P4"/>
      <text:p text:style-name="P8">Cuestiones: </text:p>
      <text:p text:style-name="P8">1. Sin ejecutar el programa en CLIPS, describe en papel qué hace este programa.</text:p>
      <text:p text:style-name="P5">Se define un elemento 1 y añade un nuevo facts. Se va sumando el ultimo fact añadido a si mismo y con el resultado se guarda. Cuando algun elemento es mayor que 9 se ejecuta la regla regla-para.</text:p>
      <text:p text:style-name="P4"/>
      <text:p text:style-name="P8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/>
      <text:p text:style-name="P8">3. Modifica el programa para que produzca la misma salida por pantalla, pero en cada iteración sólo haya una única activación en la agenda. </text:p>
      <text:p text:style-name="P4"/>
      <text:p text:style-name="P11">(defrule regla-sumar-elementos </text:p>
      <text:p text:style-name="P11"><text:tab/>(declare (salience 10)) </text:p>
      <text:p text:style-name="P11"><text:tab/>(elemento ?x) </text:p>
      <text:p text:style-name="P11">=&gt; </text:p>
      <text:p text:style-name="P11"><text:tab/>(assert (elemento (+ ?x ?<text:span text:style-name="T8">x</text:span>))) </text:p>
      <text:p text:style-name="P11"><text:tab/>(printout t (+ ?x ?<text:span text:style-name="T8">x</text:span>) crlf)) </text:p>
      <text:p text:style-name="P11"><text:tab/></text:p>
      <text:p text:style-name="P11">(defrule regla-parar </text:p>
      <text:p text:style-name="P11"><text:tab/>(declare (salience 20)) </text:p>
      <text:p text:style-name="P11"><text:tab/>(elemento ?x) </text:p>
      <text:p text:style-name="P11"><text:tab/>(test (&gt; ?x 9)) </text:p>
      <text:p text:style-name="P11">=&gt; </text:p>
      <text:p text:style-name="P11"><text:soft-page-break/><text:tab/>(halt)) </text:p>
      <text:p text:style-name="P6"/>
      <text:p text:style-name="P11">(deffacts hechos-iniciales </text:p>
      <text:p text:style-name="P11"><text:tab/>(elemento 1)) </text:p>
      <text:p text:style-name="P4"/>
      <text:p text:style-name="P4"/>
      <text:p text:style-name="P4"/>
      <text:p text:style-name="P4"/>
      <text:p text:style-name="P16">3. Dado el siguiente programa en CLIPS: </text:p>
      <text:p text:style-name="P4"/>
      <text:p text:style-name="P8">(deftemplate elemento </text:p>
      <text:p text:style-name="P8"><text:tab/>(slot valor (type INTEGER))) </text:p>
      <text:p text:style-name="P4"/>
      <text:p text:style-name="P8">(defrule regla1 </text:p>
      <text:p text:style-name="P8"><text:tab/>(declare (salience 10)) </text:p>
      <text:p text:style-name="P8"><text:tab/>(elemento (valor ?x)) </text:p>
      <text:p text:style-name="P8">=&gt; </text:p>
      <text:p text:style-name="P8"><text:tab/>(assert (valor ?x))) </text:p>
      <text:p text:style-name="P8"><text:tab/></text:p>
      <text:p text:style-name="P8">(defrule regla2 </text:p>
      <text:p text:style-name="P8"><text:tab/>(declare (salience 5)) </text:p>
      <text:p text:style-name="P8"><text:tab/>?a &lt;- (valor ?x) </text:p>
      <text:p text:style-name="P8"><text:tab/>(valor ?y) </text:p>
      <text:p text:style-name="P8"><text:tab/>(test (&lt; ?x ?y)) </text:p>
      <text:p text:style-name="P8">=&gt; </text:p>
      <text:p text:style-name="P8"><text:tab/>(retract ?a)) </text:p>
      <text:p text:style-name="P4"/>
      <text:p text:style-name="P8">(defrule regla3 </text:p>
      <text:p text:style-name="P8"><text:tab/>(declare (salience 1)) </text:p>
      <text:p text:style-name="P8"><text:tab/>?a &lt;- (valor ?x) </text:p>
      <text:p text:style-name="P8">=&gt; </text:p>
      <text:p text:style-name="P8"><text:tab/>(printout t "Resultado: valor " ?x crlf) </text:p>
      <text:p text:style-name="P8"><text:tab/>(retract ?a)) </text:p>
      <text:p text:style-name="P4"/>
      <text:p text:style-name="P8">(deffacts hechos-iniciales </text:p>
      <text:p text:style-name="P8"><text:tab/>(elemento (valor 1)) </text:p>
      <text:p text:style-name="P8"><text:tab/>(elemento (valor 8)) </text:p>
      <text:p text:style-name="P8"><text:tab/>(elemento (valor 5))) </text:p>
      <text:p text:style-name="P4"/>
      <text:p text:style-name="P8">1. Explica brevemente qué calcula el programa. Sin ejecutar el programa en CLIPS, describe en papel qué hace este programa.</text:p>
      <text:p text:style-name="P12">Primero define 3 facts elemento. Despues se aplica la regla1 a los tres elementos que define facts valor con los valores de elemento(valor) . Luego compara dos valores y borra el mas pequeño y esto se repite asta que solo queda 1 entonces se ejecuta la regla3 y imprime y borra el ultimo elemento.</text:p>
      <text:p text:style-name="P8"/>
      <text:p text:style-name="P4"/>
      <text:p text:style-name="P8"><text:soft-page-break/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/>
      <text:p text:style-name="P8">3. Ejecuta los siguientes comandos y escribe lo que sale por pantalla tras la ejecución de cada uno.</text:p>
      <text:p text:style-name="P8">CLIPS&gt; (reset) </text:p>
      <text:p text:style-name="P8">CLIPS&gt; (watch rules) </text:p>
      <text:p text:style-name="P12">nada</text:p>
      <text:p text:style-name="P8">CLIPS&gt; (matches regla1) </text:p>
      <text:p text:style-name="P13">Matches for Pattern 1</text:p>
      <text:p text:style-name="P13">f-1</text:p>
      <text:p text:style-name="P13">f-2</text:p>
      <text:p text:style-name="P13">f-3</text:p>
      <text:p text:style-name="P13">Activations</text:p>
      <text:p text:style-name="P13">f-3</text:p>
      <text:p text:style-name="P13">f-2</text:p>
      <text:p text:style-name="P13">f-1</text:p>
      <text:p text:style-name="P8">CLIPS&gt; (run 1) </text:p>
      <text:p text:style-name="P13">FIRE <text:s text:c="3"/>1 regla1: f-3</text:p>
      <text:p text:style-name="P8">CLIPS&gt; (matches regla1) </text:p>
      <text:p text:style-name="P13">Matches for Pattern 1</text:p>
      <text:p text:style-name="P13">f-1</text:p>
      <text:p text:style-name="P13">f-2</text:p>
      <text:p text:style-name="P13">f-3</text:p>
      <text:p text:style-name="P13">Activations</text:p>
      <text:p text:style-name="P13">f-2</text:p>
      <text:p text:style-name="P13">f-1</text:p>
      <text:p text:style-name="P8">CLIPS&gt; (matches regla2) </text:p>
      <text:p text:style-name="P13">Matches for Pattern 1</text:p>
      <text:p text:style-name="P13">f-4</text:p>
      <text:p text:style-name="P13">Matches for Pattern 2</text:p>
      <text:p text:style-name="P13">f-4</text:p>
      <text:p text:style-name="P13">Partial matches for CEs 1 - 2</text:p>
      <text:p text:style-name="P13"><text:s/>None</text:p>
      <text:p text:style-name="P13">Activations</text:p>
      <text:p text:style-name="P13"><text:s/>None</text:p>
      <text:p text:style-name="P8">CLIPS&gt; (matches regla3) </text:p>
      <text:p text:style-name="P13">Matches for Pattern 1</text:p>
      <text:p text:style-name="P13">f-4</text:p>
      <text:p text:style-name="P13">Activations</text:p>
      <text:p text:style-name="P13">f-4</text:p>
      <text:p text:style-name="P8">CLIPS&gt; (run 1) </text:p>
      <text:p text:style-name="P13"><text:soft-page-break/>FIRE <text:s text:c="3"/>1 regla1: f-2</text:p>
      <text:p text:style-name="P10">CLIPS&gt; (matches regla1) </text:p>
      <text:p text:style-name="P13">Matches for Pattern 1</text:p>
      <text:p text:style-name="P13">f-1</text:p>
      <text:p text:style-name="P13">f-2</text:p>
      <text:p text:style-name="P13">f-3</text:p>
      <text:p text:style-name="P13">Activations</text:p>
      <text:p text:style-name="P13">f-1</text:p>
      <text:p text:style-name="P8">CLIPS&gt; (matches regla2) </text:p>
      <text:p text:style-name="P13">Matches for Pattern 1</text:p>
      <text:p text:style-name="P13">f-4</text:p>
      <text:p text:style-name="P13">f-5</text:p>
      <text:p text:style-name="P13">Matches for Pattern 2</text:p>
      <text:p text:style-name="P13">f-4</text:p>
      <text:p text:style-name="P13">f-5</text:p>
      <text:p text:style-name="P13">Partial matches for CEs 1 - 2</text:p>
      <text:p text:style-name="P13">f-4,f-5</text:p>
      <text:p text:style-name="P13">Activations</text:p>
      <text:p text:style-name="P13">f-4,f-5</text:p>
      <text:p text:style-name="P8">CLIPS&gt; (matches regla3) </text:p>
      <text:p text:style-name="P13">Matches for Pattern 1</text:p>
      <text:p text:style-name="P13">f-4</text:p>
      <text:p text:style-name="P13">f-5</text:p>
      <text:p text:style-name="P13">Activations</text:p>
      <text:p text:style-name="P13">f-5</text:p>
      <text:p text:style-name="P13">f-4</text:p>
      <text:p text:style-name="P8"/>
      <text:p text:style-name="P8">4. Explica qué hace el comando matches.</text:p>
      <text:p text:style-name="P13">Muestra los facts posibles para esa regla, en caso de que la regla pueda contener dos facts imprime un pattern por cada fact que pueda recibir. Y activations los que va a ejecutar que han cumplido las condicionaes.</text:p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4. Dado el siguiente programa en CLIPS:</text:p>
      <text:p text:style-name="P4"/>
      <text:p text:style-name="P8">(defrule R1 </text:p>
      <text:p text:style-name="P8"><text:tab/>(declare (salience 15)) </text:p>
      <text:p text:style-name="P8"><text:tab/>?a &lt;- (numero ?x ?u) </text:p>
      <text:p text:style-name="P8"><text:tab/>?b &lt;- (numero ?y ?v) </text:p>
      <text:p text:style-name="P8"><text:tab/>(test (&gt; ?u ?v)) </text:p>
      <text:p text:style-name="P8">=&gt; </text:p>
      <text:p text:style-name="P8"><text:tab/>(assert (numero (+ ?x ?y) (+ ?u 1))) </text:p>
      <text:p text:style-name="P8"><text:tab/>(retract ?b)) </text:p>
      <text:p text:style-name="P4"/>
      <text:p text:style-name="P8">(defrule R2 </text:p>
      <text:p text:style-name="P8"><text:tab/>(declare (salience 5)) </text:p>
      <text:p text:style-name="P8"><text:tab/>?b &lt;-(total ?x) </text:p>
      <text:p text:style-name="P8"><text:tab/>(test (&gt; ?x 0)) </text:p>
      <text:p text:style-name="P8">=&gt; </text:p>
      <text:p text:style-name="P8"><text:tab/>(assert (numero 0 1))) </text:p>
      <text:p text:style-name="P4"/>
      <text:p text:style-name="P8">(defrule R3 </text:p>
      <text:p text:style-name="P8"><text:tab/>(declare (salience 5)) </text:p>
      <text:p text:style-name="P8"><text:tab/>?b &lt;-(total ?x) </text:p>
      <text:p text:style-name="P8"><text:tab/>(test (&gt; ?x 1)) </text:p>
      <text:p text:style-name="P8">=&gt; </text:p>
      <text:p text:style-name="P8"><text:tab/>(assert (numero 1 2))) </text:p>
      <text:p text:style-name="P4"/>
      <text:p text:style-name="P8">(defrule R4 </text:p>
      <text:p text:style-name="P8"><text:tab/>(declare (salience 20)) </text:p>
      <text:p text:style-name="P8"><text:tab/>(total ?a) </text:p>
      <text:p text:style-name="P8"><text:tab/>(numero ?x ?a) </text:p>
      <text:p text:style-name="P8">=&gt; </text:p>
      <text:p text:style-name="P8"><text:tab/>(printout t "OK:" ?x crlf) </text:p>
      <text:p text:style-name="P8"><text:tab/>(halt)) </text:p>
      <text:p text:style-name="P4"/>
      <text:p text:style-name="P8">(defrule R5 </text:p>
      <text:p text:style-name="P8"><text:tab/>(declare (salience 1)) </text:p>
      <text:p text:style-name="P8">=&gt; </text:p>
      <text:p text:style-name="P8"><text:tab/>(printout t "ERROR" crlf)) </text:p>
      <text:p text:style-name="P4"/>
      <text:p text:style-name="P8">1. Explica brevemente para qué sirve este programa.</text:p>
      <text:p text:style-name="P14">Se ejecuta la regla R5 y da error.</text:p>
      <text:p text:style-name="P4"/>
      <text:p text:style-name="P8">2. Ahora carga el programa en CLIPS. Introduce en la base de hechos el hecho (total 5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><text:soft-page-break/></text:p>
      <text:p text:style-name="P8">3. Escribe a la derecha qué saldría por pantalla si hiciéramos: </text:p>
      <text:p text:style-name="P8">CLIPS&gt; (reset) </text:p>
      <text:p text:style-name="P8">CLIPS&gt; (assert (total 6)) </text:p>
      <text:p text:style-name="P8">CLIPS&gt; (run) </text:p>
      <text:p text:style-name="P14">OK : 5</text:p>
      <text:p text:style-name="P8">¿Cuantos ciclos son necesarios para que el programa se detenga?</text:p>
      <text:p text:style-name="P14">7</text:p>
      <text:p text:style-name="P4"/>
      <text:p text:style-name="P8">4. Responder a las mismas preguntas del apartado anterior cambiando el (assert (total 6)), por (assert (total 7)) y por (assert (total 8)).</text:p>
      <text:p text:style-name="P14">Con 7: </text:p>
      <text:p text:style-name="P14">OK : 8</text:p>
      <text:p text:style-name="P14">8</text:p>
      <text:p text:style-name="P14"/>
      <text:p text:style-name="P14">Con 8:</text:p>
      <text:p text:style-name="P14">OK : 13</text:p>
      <text:p text:style-name="P14">9</text:p>
      <text:p text:style-name="P4"/>
      <text:p text:style-name="P8">5. Y si en vez de (assert (total 5)) hiciéramos (assert (total -1))</text:p>
      <text:p text:style-name="P15">ERROR</text:p>
      <text:p text:style-name="P4"/>
      <text:p text:style-name="P4"/>
      <text:p text:style-name="P16">5. <text:s/>Ejercicio</text:p>
      <text:p text:style-name="P4"/>
      <text:p text:style-name="P8">Escribe un programa CLIPS (reglas y plantillas necesarias) para calcular la duración media de todas las actividades que una persona realiza durante la visita a una ciudad. Suponiendo que los datos vienen representados de la siguiente forma: </text:p>
      <text:p text:style-name="P4"/>
      <text:p text:style-name="P8">(deffacts personas </text:p>
      <text:p text:style-name="P8"><text:tab/>(persona (nombre Juan) (ciudad Paris)) </text:p>
      <text:p text:style-name="P8"><text:tab/>(persona (nombre Ana) (ciudad Edimburgo))) </text:p>
      <text:p text:style-name="P4"/>
      <text:p text:style-name="P8">(deffacts actividades </text:p>
      <text:p text:style-name="P8"><text:tab/>(actividad (nombre Torre_Eiffel) (ciudad Paris) (duracion 2)) </text:p>
      <text:p text:style-name="P8"><text:tab/>(actividad (nombre Castillo_de_Edimburgo) (ciudad Edimburgo) (duracion 5)) </text:p>
      <text:p text:style-name="P8"><text:tab/>(actividad (nombre Louvre) (ciudad Paris) (duracion 6)) </text:p>
      <text:p text:style-name="P8"><text:tab/>(actividad (nombre Montmartre) (ciudad Paris) (duracion 1)) </text:p>
      <text:p text:style-name="P8"><text:tab/>(actividad (nombre Royal_Mile) (ciudad Edimburgo) (duracion 3))) </text:p>
      <text:p text:style-name="P4"/>
      <text:p text:style-name="P8">Después de la ejecución tendríamos que tener la siguiente salida:</text:p>
      <text:p text:style-name="P4"/>
      <text:p text:style-name="P8">La duración media de las actividades de Ana fue 4.0 </text:p>
      <text:p text:style-name="P8">La duración media de las actividades de Juan fue 3.0 </text:p>
      <text:p text:style-name="P4"/>
      <text:p text:style-name="P16">6. Ejercicio</text:p>
      <text:p text:style-name="P16"><text:soft-page-break/></text:p>
      <text:p text:style-name="P8">Dado el siguiente programa en CLIPS:</text:p>
      <text:p text:style-name="P4"/>
      <text:p text:style-name="P8">(deftemplate elemento </text:p>
      <text:p text:style-name="P8"><text:tab/>(slot valor (type INTEGER))) </text:p>
      <text:p text:style-name="P4"/>
      <text:p text:style-name="P8">(defrule R1 </text:p>
      <text:p text:style-name="P8"><text:tab/>(declare (salience 40)) </text:p>
      <text:p text:style-name="P8"><text:tab/>(elemento (valor ?x)) </text:p>
      <text:p text:style-name="P8"><text:tab/>(not (inicial ?)) </text:p>
      <text:p text:style-name="P8"><text:tab/>(test (&gt;= ?x 0)) </text:p>
      <text:p text:style-name="P8">=&gt; </text:p>
      <text:p text:style-name="P8"><text:tab/>(assert (inicial ?x))) </text:p>
      <text:p text:style-name="P4"/>
      <text:p text:style-name="P8">(defrule R2 </text:p>
      <text:p text:style-name="P8"><text:tab/>(declare (salience 20)) </text:p>
      <text:p text:style-name="P8"><text:tab/>(elemento (valor ?x)) </text:p>
      <text:p text:style-name="P8"><text:tab/>(not (elemento (valor 2))) </text:p>
      <text:p text:style-name="P8"><text:tab/>(not (borrando)) </text:p>
      <text:p text:style-name="P8"><text:tab/>(test (&gt; ?x 2)) </text:p>
      <text:p text:style-name="P8">=&gt; </text:p>
      <text:p text:style-name="P8"><text:tab/>(assert (elemento (valor (- ?x 1))))) </text:p>
      <text:p text:style-name="P8">(defrule R3 </text:p>
      <text:p text:style-name="P8"><text:tab/>(declare (salience 15)) </text:p>
      <text:p text:style-name="P8"><text:tab/>?a &lt;- (elemento (valor ?x)) </text:p>
      <text:p text:style-name="P8"><text:tab/>?b &lt;- (elemento (valor ?y)) </text:p>
      <text:p text:style-name="P8"><text:tab/>(test (&gt; ?x ?y)) </text:p>
      <text:p text:style-name="P8">=&gt; </text:p>
      <text:p text:style-name="P8"><text:tab/>(assert (borrando)) </text:p>
      <text:p text:style-name="P8"><text:tab/>(assert (elemento (valor (* ?x ?y)))) </text:p>
      <text:p text:style-name="P8"><text:tab/>(retract ?a) </text:p>
      <text:p text:style-name="P8"><text:tab/>(retract ?b)) </text:p>
      <text:p text:style-name="P4"/>
      <text:p text:style-name="P8">(defrule R4 </text:p>
      <text:p text:style-name="P8"><text:tab/>(declare (salience 30)) </text:p>
      <text:p text:style-name="P8"><text:tab/>?a &lt;- (elemento (valor 0)) </text:p>
      <text:p text:style-name="P8">=&gt; </text:p>
      <text:p text:style-name="P8"><text:tab/>(retract ?a) </text:p>
      <text:p text:style-name="P8"><text:tab/>(assert (elemento (valor 1)))) </text:p>
      <text:p text:style-name="P4"/>
      <text:p text:style-name="P8">(defrule R5 </text:p>
      <text:p text:style-name="P8"><text:tab/>(declare (salience 10)) </text:p>
      <text:p text:style-name="P8"><text:tab/>(inicial ?x) </text:p>
      <text:p text:style-name="P8"><text:tab/>(elemento (valor ?y)) </text:p>
      <text:p text:style-name="P8"><text:tab/>(test (&gt;= ?y 0)) </text:p>
      <text:p text:style-name="P8">=&gt; </text:p>
      <text:p text:style-name="P8"><text:soft-page-break/><text:tab/>(printout t "OK:" "(" ?x "," ?y ")" crlf) </text:p>
      <text:p text:style-name="P8"><text:tab/>(halt)) </text:p>
      <text:p text:style-name="P8"><text:tab/></text:p>
      <text:p text:style-name="P8">(defrule R6 </text:p>
      <text:p text:style-name="P8"><text:tab/>(declare (salience 1)) </text:p>
      <text:p text:style-name="P8">=&gt; </text:p>
      <text:p text:style-name="P8"><text:tab/>(printout t "ERROR" crlf)) </text:p>
      <text:p text:style-name="P4"/>
      <text:p text:style-name="P8">1. Explica brevemente para qué sirve este programa.</text:p>
      <text:p text:style-name="P24">Hace un print de error</text:p>
      <text:p text:style-name="P4"/>
      <text:p text:style-name="P8">2. Ahora carga el programa en CLIPS. Introduce en la base de hechos el hecho (elemento (valor 3)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24">El programa no hace lo mismo ya que se introduce un fact nuevo.</text:p>
      <text:p text:style-name="P4"/>
      <text:p text:style-name="P8">3. Escribe qué saldría por pantalla si ejecutamos cada uno de los comandos: </text:p>
      <text:p text:style-name="P8">CLIPS&gt;(reset) </text:p>
      <text:p text:style-name="P23">CLIPS&gt;(assert (elemento (valor 3)<text:span text:style-name="T9">)</text:span></text:p>
      <text:p text:style-name="P23"><text:span text:style-name="T13">) </text:span><text:span text:style-name="T12">&lt;Fact-1&gt;</text:span></text:p>
      <text:p text:style-name="P8">CLIPS&gt;(matches R1) </text:p>
      <text:p text:style-name="P25">Matches for Pattern 1</text:p>
      <text:p text:style-name="P25">f-1</text:p>
      <text:p text:style-name="P25">Matches for Pattern 2</text:p>
      <text:p text:style-name="P25"><text:s/>None</text:p>
      <text:p text:style-name="P25">Partial matches for CEs 1 - 2</text:p>
      <text:p text:style-name="P25">f-1,</text:p>
      <text:p text:style-name="P25">Activations</text:p>
      <text:p text:style-name="P25">f-1,</text:p>
      <text:p text:style-name="P8">CLIPS&gt;(matches R3)</text:p>
      <text:p text:style-name="P25">Matches for Pattern 1</text:p>
      <text:p text:style-name="P25">f-1</text:p>
      <text:p text:style-name="P25">Matches for Pattern 2</text:p>
      <text:p text:style-name="P25">f-1</text:p>
      <text:p text:style-name="P25">Partial matches for CEs 1 - 2</text:p>
      <text:p text:style-name="P25"><text:s/>None</text:p>
      <text:p text:style-name="P25">Activations</text:p>
      <text:p text:style-name="P25"><text:s/>None</text:p>
      <text:p text:style-name="P8">CLIPS&gt;(matches R6) </text:p>
      <text:p text:style-name="P25">Matches for Pattern 1</text:p>
      <text:p text:style-name="P25">f-0</text:p>
      <text:p text:style-name="P25">Activations</text:p>
      <text:p text:style-name="P25">f-0</text:p>
      <text:p text:style-name="P4"/>
      <text:p text:style-name="P8"><text:soft-page-break/>Explica el significado de cada uno de las ejecuciones anteriores del comando matches.</text:p>
      <text:p text:style-name="P8"/>
      <text:p text:style-name="P8"/>
      <text:p text:style-name="P16">7. Ejercicio</text:p>
      <text:p text:style-name="P8"/>
      <text:p text:style-name="P21">Dados los siguientes patrones para hechos que describen relaciones familiares:</text:p>
      <text:p text:style-name="P21"><text:s/>- (padre-de (padre &lt;nombre&gt;) (hijo &lt;nombre&gt;)) </text:p>
      <text:p text:style-name="P21">- (madre-de (madre &lt;nombre&gt;) (hijo &lt;nombre&gt;)) </text:p>
      <text:p text:style-name="P21">- (hombre &lt;nombre&gt;) </text:p>
      <text:p text:style-name="P21">- (mujer &lt;nombre&gt;) </text:p>
      <text:p text:style-name="P21">- (mujer-de (esposa &lt;nombre&gt;) (esposo &lt;nombre)) </text:p>
      <text:p text:style-name="P21">- (marido-de (esposo &lt;nombre&gt;) (esposa &lt;nombre&gt;)) </text:p>
      <text:p text:style-name="P21">escribir reglas para inferir las siguientes relaciones: </text:p>
      <text:p text:style-name="P21">- Tío y tía.</text:p>
      <text:p text:style-name="P21">- Primo.</text:p>
      <text:p text:style-name="P21">- Abuelo, abuela.</text:p>
      <text:p text:style-name="P2"><text:span text:style-name="T4">- Abuelos. (Abuelo y abuela que son matrimonio) </text:span><text:span text:style-name="T3"><text:s/></text:span></text:p>
      <text:p text:style-name="P21">- Hermana, hermano. </text:p>
      <text:p text:style-name="P21">Aplicar las reglas desarrolladas con el siguiente ejemplo:</text:p>
      <text:p text:style-name="P21">"Alberto y Belinda son una feliz pareja con dos hijos, Diana y Enrique, casados respectivamente con Carlos y Fiorina. Estas dos últimas parejas han tenido descendencia, dos hermosos chicos que han decidido llamar Gabriel e Hilario respectivamente". </text:p>
      <text:p text:style-name="P21">Cargar el programa en CLIPS y evaluarlo para comprobar que el conjunto de relaciones obtenido no es redundante, es decir, no hay relaciones que se repitan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8:57:11.959653902</dc:date>
    <meta:editing-duration>PT54M44S</meta:editing-duration>
    <meta:editing-cycles>13</meta:editing-cycles>
    <meta:generator>LibreOffice/5.1.4.2$Linux_X86_64 LibreOffice_project/10m0$Build-2</meta:generator>
    <meta:document-statistic meta:table-count="2" meta:image-count="0" meta:object-count="0" meta:page-count="11" meta:paragraph-count="325" meta:word-count="1849" meta:character-count="11256" meta:non-whitespace-character-count="9415"/>
  </office:meta>
</office:document-meta>
</file>